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2E0000060C28F3B6D1.png" manifest:media-type="image/png"/>
  <manifest:file-entry manifest:full-path="Pictures/100000010000034C000005203E73CE94.png" manifest:media-type="image/png"/>
  <manifest:file-entry manifest:full-path="Pictures/10000000000000200000002056B870E6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cm, 5.199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internal_20_branch">
      <style:graphic-properties loext:decorative="false"/>
    </style:style>
    <style:style style:name="gr4" style:family="graphic" style:parent-style-name="ref_20_leaf">
      <style:graphic-properties loext:decorative="false"/>
    </style:style>
    <style:style style:name="gr5" style:family="graphic" style:parent-style-name="alt_20_leaf">
      <style:graphic-properties loext:decorative="false"/>
    </style:style>
    <style:style style:name="gr6" style:family="graphic" style:parent-style-name="alt_20_leaf">
      <style:graphic-properties fo:min-height="0.354cm" fo:min-width="0.104cm" loext:decorative="false"/>
    </style:style>
    <style:style style:name="gr7" style:family="graphic" style:parent-style-name="internal_20_node">
      <style:graphic-properties fo:min-height="0cm" fo:min-width="0cm" loext:decorative="false"/>
    </style:style>
    <style:style style:name="gr8" style:family="graphic" style:parent-style-name="branch_20_join">
      <style:graphic-properties fo:min-height="0cm" fo:min-width="0cm" loext:decorative="false"/>
    </style:style>
    <style:style style:name="gr9" style:family="graphic" style:parent-style-name="alt_20_leaf">
      <style:graphic-properties svg:stroke-width="0.053cm" svg:stroke-color="#666666" draw:marker-start-width="0.279cm" draw:marker-end-width="0.279cm" svg:stroke-opacity="100%" draw:fill="solid" draw:fill-color="#dddddd" draw:opacity="50%" draw:textarea-horizontal-align="justify" draw:textarea-vertical-align="middle" draw:auto-grow-height="false" fo:min-height="0.448cm" fo:min-width="3.448cm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81cm" svg:stroke-color="#666666" draw:marker-start-width="0.321cm" draw:marker-end-width="0.321cm" draw:fill="none" fo:padding-top="0.165cm" fo:padding-bottom="0.165cm" fo:padding-left="0.29cm" fo:padding-right="0.29cm" loext:decorative="false"/>
    </style:style>
    <style:style style:name="gr11" style:family="graphic" style:parent-style-name="alt_20_leaf">
      <style:graphic-properties draw:stroke="none" svg:stroke-color="#000000" draw:fill="none" draw:fill-color="#ffffff" draw:auto-grow-height="true" draw:auto-grow-width="false" fo:min-height="1.646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fill="solid" draw:fill-color="#ffffff" draw:textarea-vertical-align="middle" draw:auto-grow-height="false" fo:min-height="5.75cm" fo:min-width="6.5cm" loext:decorative="false"/>
    </style:style>
    <style:style style:name="gr13" style:family="graphic" style:parent-style-name="alt_20_leaf">
      <style:graphic-properties draw:stroke="none" svg:stroke-color="#000000" draw:fill="none" draw:fill-color="#ffffff" draw:auto-grow-height="true" draw:auto-grow-width="false" fo:min-height="1.896cm" loext:decorative="false"/>
      <style:paragraph-properties style:writing-mode="lr-tb"/>
    </style:style>
    <style:style style:name="gr14" style:family="graphic" style:parent-style-name="alt_20_leaf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5" style:family="graphic" style:parent-style-name="star">
      <style:graphic-properties fo:min-height="0.167cm" fo:min-width="0cm" loext:decorative="false"/>
    </style:style>
    <style:style style:name="gr16" style:family="graphic" style:parent-style-name="ref_20_leaf">
      <style:graphic-properties fo:min-height="0.354cm" fo:min-width="0.104cm" loext:decorative="false"/>
    </style:style>
    <style:style style:name="gr17" style:family="graphic" style:parent-style-name="red_20_star">
      <style:graphic-properties loext:decorative="false"/>
    </style:style>
    <style:style style:name="gr18" style:family="graphic" style:parent-style-name="red_20_star">
      <style:graphic-properties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opacity="50%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style:font-name="Arial" fo:font-size="32pt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Arial" fo:font-size="22pt"/>
    </style:style>
    <style:style style:name="P7" style:family="paragraph">
      <loext:graphic-properties draw:fill="none" draw:fill-color="#ffffff"/>
      <style:text-properties fo:font-size="22pt"/>
    </style:style>
    <style:style style:name="T1" style:family="text">
      <style:text-properties style:font-name="Arial" fo:font-size="32pt" fo:font-weight="bold" style:font-weight-asian="bold" style:font-weight-complex="bold"/>
    </style:style>
    <style:style style:name="T2" style:family="text">
      <style:text-properties style:font-name="Arial" fo:font-size="22pt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cm" svg:height="19.615cm" svg:x="14.15cm" svg:y="2.4cm">
          <draw:image xlink:href="Pictures/100000010000034C000005203E73CE94.png" xlink:type="simple" xlink:show="embed" xlink:actuate="onLoad" draw:mime-type="image/png">
            <text:p/>
          </draw:image>
        </draw:frame>
        <draw:frame draw:style-name="gr2" draw:text-style-name="P1" draw:layer="layout" svg:width="7.75cm" svg:height="11.213cm" svg:x="23.9cm" svg:y="1.437cm">
          <draw:image xlink:href="Pictures/100000010000042E0000060C28F3B6D1.png" xlink:type="simple" xlink:show="embed" xlink:actuate="onLoad" draw:mime-type="image/png">
            <text:p/>
          </draw:image>
        </draw:frame>
        <draw:connector draw:style-name="gr3" draw:layer="layout" draw:type="line" svg:x1="2.876cm" svg:y1="2.45cm" svg:x2="5.75cm" svg:y2="2.45cm" draw:start-shape="id1" draw:start-glue-point="10" draw:end-shape="id2" draw:end-glue-point="6" svg:d="M2876 2450h2874" svg:viewBox="0 0 2875 1">
          <text:p/>
        </draw:connector>
        <draw:connector draw:style-name="gr3" draw:layer="layout" draw:type="line" svg:x1="4.325cm" svg:y1="4.902cm" svg:x2="6.5cm" svg:y2="4.9cm" draw:start-shape="id3" draw:start-glue-point="10" draw:end-shape="id4" draw:end-glue-point="6" svg:d="M4325 4902l2175-2" svg:viewBox="0 0 2176 3">
          <text:p/>
        </draw:connector>
        <draw:connector draw:style-name="gr3" draw:layer="layout" draw:type="line" svg:x1="4.325cm" svg:y1="3.4cm" svg:x2="7cm" svg:y2="3.4cm" draw:start-shape="id5" draw:start-glue-point="10" draw:end-shape="id6" draw:end-glue-point="6" svg:d="M4325 3400h2675" svg:viewBox="0 0 2676 1">
          <text:p/>
        </draw:connector>
        <draw:connector draw:style-name="gr3" draw:layer="layout" draw:type="line" svg:x1="5.276cm" svg:y1="8.1cm" svg:x2="7.5cm" svg:y2="8.1cm" draw:start-shape="id7" draw:start-glue-point="10" draw:end-shape="id8" draw:end-glue-point="6" svg:d="M5276 8100h2224" svg:viewBox="0 0 2225 1">
          <text:p/>
        </draw:connector>
        <draw:connector draw:style-name="gr3" draw:layer="layout" draw:type="line" svg:x1="4.325cm" svg:y1="6.75cm" svg:x2="7.3cm" svg:y2="6.75cm" draw:start-shape="id9" draw:start-glue-point="10" draw:end-shape="id10" draw:end-glue-point="6" svg:d="M4325 6750h2975" svg:viewBox="0 0 2976 1">
          <text:p/>
        </draw:connector>
        <draw:custom-shape draw:style-name="gr4" xml:id="id6" draw:id="id6" draw:layer="layout" svg:width="1cm" svg:height="1cm" svg:x="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2" draw:id="id2" draw:layer="layout" svg:width="1cm" svg:height="1cm" svg:x="5.75cm" svg:y="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4" draw:id="id4" draw:layer="layout" svg:width="1cm" svg:height="1cm" svg:x="6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xml:id="id10" draw:id="id10" draw:layer="layout" svg:width="1cm" svg:height="1cm" svg:x="7.3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8" draw:id="id8" draw:layer="layout" svg:width="1cm" svg:height="1cm" svg:x="7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11" draw:id="id11" draw:layer="layout" svg:width="0.25cm" svg:height="0.25cm" svg:x="4.15cm" svg:y="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5" draw:id="id5" draw:layer="layout" svg:width="0.1cm" svg:height="0.1cm" svg:x="4.225cm" svg:y="3.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3" draw:id="id3" draw:layer="layout" svg:width="0.1cm" svg:height="0.1cm" svg:x="4.225cm" svg:y="4.8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275cm" svg:y1="3.45cm" svg:x2="4.275cm" svg:y2="3.95cm" draw:start-shape="id5" draw:start-glue-point="8" draw:end-shape="id11" draw:end-glue-point="4" svg:d="M4275 3450v500" svg:viewBox="0 0 1 501">
          <text:p/>
        </draw:connector>
        <draw:connector draw:style-name="gr3" draw:layer="layout" draw:type="line" svg:x1="4.275cm" svg:y1="4.2cm" svg:x2="4.275cm" svg:y2="4.852cm" draw:start-shape="id11" draw:end-shape="id3" draw:end-glue-point="4" svg:d="M4275 4200v652" svg:viewBox="0 0 1 653">
          <text:p/>
        </draw:connector>
        <draw:connector draw:style-name="gr3" draw:layer="layout" draw:type="line" svg:x1="2.876cm" svg:y1="5.526cm" svg:x2="3.5cm" svg:y2="5.526cm" draw:start-shape="id12" draw:start-glue-point="10" draw:end-shape="id13" draw:end-glue-point="6" svg:d="M2876 5526h624" svg:viewBox="0 0 625 1">
          <text:p/>
        </draw:connector>
        <draw:custom-shape draw:style-name="gr8" xml:id="id1" draw:id="id1" draw:layer="layout" svg:width="0.1cm" svg:height="0.1cm" svg:x="2.776cm" svg:y="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12" draw:id="id12" draw:layer="layout" svg:width="0.1cm" svg:height="0.1cm" svg:x="2.776cm" svg:y="5.4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2.826cm" svg:y1="2.5cm" svg:x2="2.826cm" svg:y2="3.75cm" draw:start-shape="id1" draw:start-glue-point="8" draw:end-shape="id14" draw:end-glue-point="4" svg:d="M2826 2500v1250" svg:viewBox="0 0 1 1251">
          <text:p/>
        </draw:connector>
        <draw:connector draw:style-name="gr3" draw:layer="layout" draw:type="line" svg:x1="2.826cm" svg:y1="4cm" svg:x2="2.826cm" svg:y2="5.476cm" draw:start-shape="id14" draw:start-glue-point="8" draw:end-shape="id12" draw:end-glue-point="4" svg:d="M2826 4000v1476" svg:viewBox="0 0 1 1477">
          <text:p/>
        </draw:connector>
        <draw:custom-shape draw:style-name="gr7" xml:id="id14" draw:id="id14" draw:layer="layout" svg:width="0.25cm" svg:height="0.25cm" svg:x="2.701cm" svg:y="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1.801cm" svg:y1="3.875cm" svg:x2="2.701cm" svg:y2="3.875cm" draw:start-shape="id15" draw:start-glue-point="10" draw:end-shape="id14" draw:end-glue-point="6" svg:d="M1801 3875h900" svg:viewBox="0 0 901 1">
          <text:p/>
        </draw:connector>
        <draw:custom-shape draw:style-name="gr8" xml:id="id15" draw:id="id15" draw:layer="layout" svg:width="0.1cm" svg:height="0.1cm" svg:x="1.701cm" svg:y="3.8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3.625cm" svg:y1="5.651cm" svg:x2="3.625cm" svg:y2="7.575cm" draw:start-shape="id13" draw:start-glue-point="8" draw:end-shape="id16" draw:end-glue-point="4" svg:d="M3625 5651v1924" svg:viewBox="0 0 1 1925">
          <text:p/>
        </draw:connector>
        <draw:custom-shape draw:style-name="gr8" xml:id="id16" draw:id="id16" draw:layer="layout" svg:width="0.1cm" svg:height="0.1cm" svg:x="3.575cm" svg:y="7.5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13" draw:id="id13" draw:layer="layout" svg:width="0.25cm" svg:height="0.25cm" svg:x="3.5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17" draw:id="id17" draw:layer="layout" svg:width="0.1cm" svg:height="0.1cm" svg:x="3.575cm" svg:y="4.0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3.625cm" svg:y1="4.125cm" svg:x2="3.625cm" svg:y2="5.401cm" draw:start-shape="id17" draw:start-glue-point="8" draw:end-shape="id13" draw:end-glue-point="4" svg:d="M3625 4125v1276" svg:viewBox="0 0 1 1277">
          <text:p/>
        </draw:connector>
        <draw:connector draw:style-name="gr3" draw:layer="layout" draw:type="line" svg:x1="3.675cm" svg:y1="4.075cm" svg:x2="4.15cm" svg:y2="4.075cm" draw:start-shape="id17" draw:start-glue-point="10" draw:end-shape="id11" draw:end-glue-point="6" svg:d="M3675 4075h475" svg:viewBox="0 0 476 1">
          <text:p/>
        </draw:connector>
        <draw:connector draw:style-name="gr3" draw:layer="layout" draw:type="line" svg:x1="3.675cm" svg:y1="7.625cm" svg:x2="4.15cm" svg:y2="7.625cm" draw:start-shape="id16" draw:start-glue-point="10" draw:end-shape="id18" draw:end-glue-point="6" svg:d="M3675 7625h475" svg:viewBox="0 0 476 1">
          <text:p/>
        </draw:connector>
        <draw:custom-shape draw:style-name="gr7" xml:id="id18" draw:id="id18" draw:layer="layout" svg:width="0.25cm" svg:height="0.25cm" svg:x="4.1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275cm" svg:y1="6.8cm" svg:x2="4.275cm" svg:y2="7.5cm" draw:start-shape="id9" draw:start-glue-point="8" draw:end-shape="id18" draw:end-glue-point="4" svg:d="M4275 6800v700" svg:viewBox="0 0 1 701">
          <text:p/>
        </draw:connector>
        <draw:custom-shape draw:style-name="gr8" xml:id="id9" draw:id="id9" draw:layer="layout" svg:width="0.1cm" svg:height="0.1cm" svg:x="4.225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5.276cm" svg:y1="9.403cm" svg:x2="7.5cm" svg:y2="9.4cm" draw:start-shape="id19" draw:start-glue-point="10" draw:end-shape="id20" draw:end-glue-point="6" svg:d="M5276 9403l2224-3" svg:viewBox="0 0 2225 4">
          <text:p/>
        </draw:connector>
        <draw:custom-shape draw:style-name="gr6" xml:id="id20" draw:id="id20" draw:layer="layout" svg:width="1cm" svg:height="1cm" svg:x="7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21" draw:id="id21" draw:layer="layout" svg:width="0.25cm" svg:height="0.25cm" svg:x="5.101cm" svg:y="8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7" draw:id="id7" draw:layer="layout" svg:width="0.1cm" svg:height="0.1cm" svg:x="5.176cm" svg:y="8.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19" draw:id="id19" draw:layer="layout" svg:width="0.1cm" svg:height="0.1cm" svg:x="5.176cm" svg:y="9.3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5.226cm" svg:y1="8.15cm" svg:x2="5.226cm" svg:y2="8.578cm" draw:start-shape="id7" draw:start-glue-point="8" draw:end-shape="id21" draw:end-glue-point="4" svg:d="M5226 8150v428" svg:viewBox="0 0 1 429">
          <text:p/>
        </draw:connector>
        <draw:connector draw:style-name="gr3" draw:layer="layout" draw:type="line" svg:x1="5.226cm" svg:y1="8.828cm" svg:x2="5.226cm" svg:y2="9.353cm" draw:start-shape="id21" draw:end-shape="id19" draw:end-glue-point="4" svg:d="M5226 8828v525" svg:viewBox="0 0 1 526">
          <text:p/>
        </draw:connector>
        <draw:connector draw:style-name="gr3" draw:layer="layout" draw:type="line" svg:x1="4.275cm" svg:y1="7.75cm" svg:x2="4.275cm" svg:y2="8.653cm" draw:start-shape="id18" draw:start-glue-point="8" draw:end-shape="id22" draw:end-glue-point="4" svg:d="M4275 7750v903" svg:viewBox="0 0 1 904">
          <text:p/>
        </draw:connector>
        <draw:custom-shape draw:style-name="gr8" xml:id="id22" draw:id="id22" draw:layer="layout" svg:width="0.1cm" svg:height="0.1cm" svg:x="4.225cm" svg:y="8.6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325cm" svg:y1="8.703cm" svg:x2="5.101cm" svg:y2="8.703cm" draw:start-shape="id22" draw:start-glue-point="10" draw:end-shape="id21" draw:end-glue-point="6" svg:d="M4325 8703h776" svg:viewBox="0 0 777 1">
          <text:p/>
        </draw:connector>
        <draw:custom-shape draw:style-name="gr9" draw:text-style-name="P2" draw:layer="layout" svg:width="4cm" svg:height="0.75cm" svg:x="27.65cm" svg:y="9.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35cm" svg:y1="2.4cm" svg:x2="29.85cm" svg:y2="9.4cm">
          <text:p/>
        </draw:line>
        <draw:line draw:style-name="gr10" draw:text-style-name="P3" draw:layer="layout" svg:x1="29.85cm" svg:y1="10.15cm" svg:x2="29.4cm" svg:y2="17.9cm">
          <text:p/>
        </draw:line>
        <draw:frame draw:style-name="gr11" draw:text-style-name="P4" draw:layer="layout" svg:width="2.5cm" svg:height="2cm" svg:x="-0.1cm" svg:y="-0.225cm">
          <draw:text-box>
            <text:p><text:span text:style-name="T1">a</text:span></text:p>
          </draw:text-box>
        </draw:frame>
        <draw:frame draw:style-name="gr11" draw:text-style-name="P4" draw:layer="layout" svg:width="2.5cm" svg:height="2cm" svg:x="-0.1cm" svg:y="12.9cm">
          <draw:text-box>
            <text:p><text:span text:style-name="T1">b</text:span></text:p>
          </draw:text-box>
        </draw:frame>
        <draw:frame draw:style-name="gr11" draw:text-style-name="P4" draw:layer="layout" svg:width="2.5cm" svg:height="2cm" svg:x="13.4cm" svg:y="-0.225cm">
          <draw:text-box>
            <text:p><text:span text:style-name="T1">c</text:span></text:p>
          </draw:text-box>
        </draw:frame>
        <draw:custom-shape draw:style-name="gr12" draw:text-style-name="P5" draw:layer="layout" svg:width="7cm" svg:height="6cm" svg:x="12.25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5.75cm" svg:height="2.25cm" svg:x="28.95cm" svg:y="2.65cm">
          <draw:text-box>
            <text:p><text:span text:style-name="T2">Ancestral (B)</text:span></text:p>
          </draw:text-box>
        </draw:frame>
        <draw:frame draw:style-name="gr14" draw:text-style-name="P6" draw:layer="layout" svg:width="4.95cm" svg:height="3.199cm" svg:x="30.35cm" svg:y="6.8cm">
          <draw:text-box>
            <text:p><text:span text:style-name="T2">Omicron</text:span></text:p>
            <text:p><text:span text:style-name="T2">(BA.1/BA.2)</text:span></text:p>
          </draw:text-box>
        </draw:frame>
        <draw:custom-shape draw:style-name="gr15" draw:layer="layout" svg:width="1.25cm" svg:height="1.25cm" svg:x="3cm" svg:y="6.0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onnector draw:style-name="gr3" draw:layer="layout" draw:type="line" svg:x1="2.879cm" svg:y1="15.251cm" svg:x2="5.753cm" svg:y2="15.251cm" draw:start-shape="id23" draw:start-glue-point="10" draw:end-shape="id24" draw:end-glue-point="6" svg:d="M2879 15251h2874" svg:viewBox="0 0 2875 1">
          <text:p/>
        </draw:connector>
        <draw:connector draw:style-name="gr3" draw:layer="layout" draw:type="line" svg:x1="4.328cm" svg:y1="17.703cm" svg:x2="6.503cm" svg:y2="17.701cm" draw:start-shape="id25" draw:start-glue-point="10" draw:end-shape="id26" draw:end-glue-point="6" svg:d="M4328 17703l2175-2" svg:viewBox="0 0 2176 3">
          <text:p/>
        </draw:connector>
        <draw:connector draw:style-name="gr3" draw:layer="layout" draw:type="line" svg:x1="4.328cm" svg:y1="16.201cm" svg:x2="7.003cm" svg:y2="16.201cm" draw:start-shape="id27" draw:start-glue-point="10" draw:end-shape="id28" draw:end-glue-point="6" svg:d="M4328 16201h2675" svg:viewBox="0 0 2676 1">
          <text:p/>
        </draw:connector>
        <draw:connector draw:style-name="gr3" draw:layer="layout" draw:type="line" svg:x1="5.279cm" svg:y1="20.901cm" svg:x2="9.503cm" svg:y2="20.901cm" draw:start-shape="id29" draw:start-glue-point="10" draw:end-shape="id30" draw:end-glue-point="6" svg:d="M5279 20901h4224" svg:viewBox="0 0 4225 1">
          <text:p/>
        </draw:connector>
        <draw:connector draw:style-name="gr3" draw:layer="layout" draw:type="line" svg:x1="4.328cm" svg:y1="19.551cm" svg:x2="7.303cm" svg:y2="19.551cm" draw:start-shape="id31" draw:start-glue-point="10" draw:end-shape="id32" draw:end-glue-point="6" svg:d="M4328 19551h2975" svg:viewBox="0 0 2976 1">
          <text:p/>
        </draw:connector>
        <draw:custom-shape draw:style-name="gr16" xml:id="id28" draw:id="id28" draw:layer="layout" svg:width="1cm" svg:height="1cm" svg:x="7.003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xml:id="id24" draw:id="id24" draw:layer="layout" svg:width="1cm" svg:height="1cm" svg:x="5.753cm" svg:y="1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xml:id="id26" draw:id="id26" draw:layer="layout" svg:width="1cm" svg:height="1cm" svg:x="6.503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32" draw:id="id32" draw:layer="layout" svg:width="1cm" svg:height="1cm" svg:x="7.303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30" draw:id="id30" draw:layer="layout" svg:width="1cm" svg:height="1cm" svg:x="9.503cm" svg:y="2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33" draw:id="id33" draw:layer="layout" svg:width="0.25cm" svg:height="0.25cm" svg:x="4.153cm" svg:y="16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27" draw:id="id27" draw:layer="layout" svg:width="0.1cm" svg:height="0.1cm" svg:x="4.228cm" svg:y="16.1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25" draw:id="id25" draw:layer="layout" svg:width="0.1cm" svg:height="0.1cm" svg:x="4.228cm" svg:y="17.6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278cm" svg:y1="16.251cm" svg:x2="4.278cm" svg:y2="16.751cm" draw:start-shape="id27" draw:start-glue-point="8" draw:end-shape="id33" draw:end-glue-point="4" svg:d="M4278 16251v500" svg:viewBox="0 0 1 501">
          <text:p/>
        </draw:connector>
        <draw:connector draw:style-name="gr3" draw:layer="layout" draw:type="line" svg:x1="4.278cm" svg:y1="17.001cm" svg:x2="4.278cm" svg:y2="17.653cm" draw:start-shape="id33" draw:end-shape="id25" draw:end-glue-point="4" svg:d="M4278 17001v652" svg:viewBox="0 0 1 653">
          <text:p/>
        </draw:connector>
        <draw:connector draw:style-name="gr3" draw:layer="layout" draw:type="line" svg:x1="2.879cm" svg:y1="18.327cm" svg:x2="3.503cm" svg:y2="18.327cm" draw:start-shape="id34" draw:start-glue-point="10" draw:end-shape="id35" draw:end-glue-point="6" svg:d="M2879 18327h624" svg:viewBox="0 0 625 1">
          <text:p/>
        </draw:connector>
        <draw:custom-shape draw:style-name="gr8" xml:id="id23" draw:id="id23" draw:layer="layout" svg:width="0.1cm" svg:height="0.1cm" svg:x="2.779cm" svg:y="15.2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34" draw:id="id34" draw:layer="layout" svg:width="0.1cm" svg:height="0.1cm" svg:x="2.779cm" svg:y="18.2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2.829cm" svg:y1="15.301cm" svg:x2="2.829cm" svg:y2="16.551cm" draw:start-shape="id23" draw:start-glue-point="8" draw:end-shape="id36" draw:end-glue-point="4" svg:d="M2829 15301v1250" svg:viewBox="0 0 1 1251">
          <text:p/>
        </draw:connector>
        <draw:connector draw:style-name="gr3" draw:layer="layout" draw:type="line" svg:x1="2.829cm" svg:y1="16.801cm" svg:x2="2.829cm" svg:y2="18.277cm" draw:start-shape="id36" draw:start-glue-point="8" draw:end-shape="id34" draw:end-glue-point="4" svg:d="M2829 16801v1476" svg:viewBox="0 0 1 1477">
          <text:p/>
        </draw:connector>
        <draw:custom-shape draw:style-name="gr7" xml:id="id36" draw:id="id36" draw:layer="layout" svg:width="0.25cm" svg:height="0.25cm" svg:x="2.704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1.804cm" svg:y1="16.676cm" svg:x2="2.704cm" svg:y2="16.676cm" draw:start-shape="id37" draw:start-glue-point="10" draw:end-shape="id36" draw:end-glue-point="6" svg:d="M1804 16676h900" svg:viewBox="0 0 901 1">
          <text:p/>
        </draw:connector>
        <draw:custom-shape draw:style-name="gr8" xml:id="id37" draw:id="id37" draw:layer="layout" svg:width="0.1cm" svg:height="0.1cm" svg:x="1.704cm" svg:y="16.6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3.628cm" svg:y1="18.452cm" svg:x2="3.628cm" svg:y2="20.376cm" draw:start-shape="id35" draw:start-glue-point="8" draw:end-shape="id38" draw:end-glue-point="4" svg:d="M3628 18452v1924" svg:viewBox="0 0 1 1925">
          <text:p/>
        </draw:connector>
        <draw:custom-shape draw:style-name="gr8" xml:id="id38" draw:id="id38" draw:layer="layout" svg:width="0.1cm" svg:height="0.1cm" svg:x="3.578cm" svg:y="20.3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35" draw:id="id35" draw:layer="layout" svg:width="0.25cm" svg:height="0.25cm" svg:x="3.503cm" svg:y="18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39" draw:id="id39" draw:layer="layout" svg:width="0.1cm" svg:height="0.1cm" svg:x="3.578cm" svg:y="16.8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3.628cm" svg:y1="16.926cm" svg:x2="3.628cm" svg:y2="18.202cm" draw:start-shape="id39" draw:start-glue-point="8" draw:end-shape="id35" draw:end-glue-point="4" svg:d="M3628 16926v1276" svg:viewBox="0 0 1 1277">
          <text:p/>
        </draw:connector>
        <draw:connector draw:style-name="gr3" draw:layer="layout" draw:type="line" svg:x1="3.678cm" svg:y1="16.876cm" svg:x2="4.153cm" svg:y2="16.876cm" draw:start-shape="id39" draw:start-glue-point="10" draw:end-shape="id33" draw:end-glue-point="6" svg:d="M3678 16876h475" svg:viewBox="0 0 476 1">
          <text:p/>
        </draw:connector>
        <draw:connector draw:style-name="gr3" draw:layer="layout" draw:type="line" svg:x1="3.678cm" svg:y1="20.426cm" svg:x2="4.153cm" svg:y2="20.426cm" draw:start-shape="id38" draw:start-glue-point="10" draw:end-shape="id40" draw:end-glue-point="6" svg:d="M3678 20426h475" svg:viewBox="0 0 476 1">
          <text:p/>
        </draw:connector>
        <draw:custom-shape draw:style-name="gr7" xml:id="id40" draw:id="id40" draw:layer="layout" svg:width="0.25cm" svg:height="0.25cm" svg:x="4.153cm" svg:y="2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278cm" svg:y1="19.601cm" svg:x2="4.278cm" svg:y2="20.301cm" draw:start-shape="id31" draw:start-glue-point="8" draw:end-shape="id40" draw:end-glue-point="4" svg:d="M4278 19601v700" svg:viewBox="0 0 1 701">
          <text:p/>
        </draw:connector>
        <draw:custom-shape draw:style-name="gr8" xml:id="id31" draw:id="id31" draw:layer="layout" svg:width="0.1cm" svg:height="0.1cm" svg:x="4.228cm" svg:y="19.5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5.279cm" svg:y1="22.204cm" svg:x2="7.503cm" svg:y2="22.201cm" draw:start-shape="id41" draw:start-glue-point="10" draw:end-shape="id42" draw:end-glue-point="6" svg:d="M5279 22204l2224-3" svg:viewBox="0 0 2225 4">
          <text:p/>
        </draw:connector>
        <draw:custom-shape draw:style-name="gr6" xml:id="id42" draw:id="id42" draw:layer="layout" svg:width="1cm" svg:height="1cm" svg:x="7.503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43" draw:id="id43" draw:layer="layout" svg:width="0.25cm" svg:height="0.25cm" svg:x="5.104cm" svg:y="21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29" draw:id="id29" draw:layer="layout" svg:width="0.1cm" svg:height="0.1cm" svg:x="5.179cm" svg:y="20.8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41" draw:id="id41" draw:layer="layout" svg:width="0.1cm" svg:height="0.1cm" svg:x="5.179cm" svg:y="22.1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5.229cm" svg:y1="20.951cm" svg:x2="5.229cm" svg:y2="21.379cm" draw:start-shape="id29" draw:start-glue-point="8" draw:end-shape="id43" draw:end-glue-point="4" svg:d="M5229 20951v428" svg:viewBox="0 0 1 429">
          <text:p/>
        </draw:connector>
        <draw:connector draw:style-name="gr3" draw:layer="layout" draw:type="line" svg:x1="5.229cm" svg:y1="21.629cm" svg:x2="5.229cm" svg:y2="22.154cm" draw:start-shape="id43" draw:end-shape="id41" draw:end-glue-point="4" svg:d="M5229 21629v525" svg:viewBox="0 0 1 526">
          <text:p/>
        </draw:connector>
        <draw:connector draw:style-name="gr3" draw:layer="layout" draw:type="line" svg:x1="4.278cm" svg:y1="20.551cm" svg:x2="4.278cm" svg:y2="21.454cm" draw:start-shape="id40" draw:start-glue-point="8" draw:end-shape="id44" draw:end-glue-point="4" svg:d="M4278 20551v903" svg:viewBox="0 0 1 904">
          <text:p/>
        </draw:connector>
        <draw:custom-shape draw:style-name="gr8" xml:id="id44" draw:id="id44" draw:layer="layout" svg:width="0.1cm" svg:height="0.1cm" svg:x="4.228cm" svg:y="21.4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328cm" svg:y1="21.504cm" svg:x2="5.104cm" svg:y2="21.504cm" draw:start-shape="id44" draw:start-glue-point="10" draw:end-shape="id43" draw:end-glue-point="6" svg:d="M4328 21504h776" svg:viewBox="0 0 777 1">
          <text:p/>
        </draw:connector>
        <draw:custom-shape draw:style-name="gr15" draw:layer="layout" svg:width="1.25cm" svg:height="1.25cm" svg:x="3.003cm" svg:y="18.851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7" draw:layer="layout" svg:width="1.25cm" svg:height="1.25cm" svg:x="6.704cm" svg:y="20.152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13" draw:text-style-name="P7" draw:layer="layout" svg:width="5.5cm" svg:height="2.25cm" svg:x="16.6cm" svg:y="19.6cm">
          <draw:text-box>
            <text:p><text:span text:style-name="T3">Reversions</text:span></text:p>
            <text:p><text:span text:style-name="T3">to ancestral</text:span></text:p>
          </draw:text-box>
        </draw:frame>
        <draw:custom-shape draw:style-name="gr18" draw:layer="layout" svg:width="0.75cm" svg:height="0.75cm" svg:x="15.25cm" svg:y="17.7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8" draw:layer="layout" svg:width="0.75cm" svg:height="0.75cm" svg:x="15.751cm" svg:y="8.6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8" draw:layer="layout" svg:width="0.75cm" svg:height="0.75cm" svg:x="15.452cm" svg:y="13.4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8" draw:layer="layout" svg:width="0.75cm" svg:height="0.75cm" svg:x="15.452cm" svg:y="14.851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8" draw:layer="layout" svg:width="0.75cm" svg:height="0.75cm" svg:x="24.553cm" svg:y="20.552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8" draw:layer="layout" svg:width="0.75cm" svg:height="0.75cm" svg:x="26.754cm" svg:y="18.853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8" draw:layer="layout" svg:width="0.75cm" svg:height="0.75cm" svg:x="28.855cm" svg:y="19.254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nternal_20_node" style:display-name="internal node" style:family="graphic" style:parent-style-name="standard">
      <style:graphic-properties draw:stroke-dash="Dash_20_Dot_20_4" svg:stroke-width="0.2cm" svg:stroke-color="#666666" draw:marker-start-width="0.5cm" draw:marker-end-width="0.5cm" draw:fill="solid" draw:fill-color="#666666" draw:textarea-horizontal-align="justify" draw:textarea-vertical-align="middle" draw:auto-grow-height="false" fo:min-height="0cm" fo:min-width="0cm" fo:wrap-option="wrap"/>
      <style:paragraph-properties fo:text-align="center"/>
    </style:style>
    <style:style style:name="ref_20_leaf" style:display-name="ref leaf" style:family="graphic" style:parent-style-name="standard">
      <style:graphic-properties draw:stroke-dash="Dash_20_Dot_20_4" svg:stroke-width="0.106cm" svg:stroke-color="#000000" draw:marker-start-width="0.358cm" draw:marker-end-width="0.358cm" draw:fill="solid" draw:fill-color="#780373" draw:textarea-horizontal-align="justify" draw:textarea-vertical-align="middle" draw:auto-grow-height="false" fo:min-height="0.354cm" fo:min-width="0.104cm" fo:padding-top="0.177cm" fo:padding-bottom="0.177cm" fo:padding-left="0.302cm" fo:padding-right="0.302cm" fo:wrap-option="wrap"/>
      <style:paragraph-properties fo:text-align="center"/>
    </style:style>
    <style:style style:name="alt_20_leaf" style:display-name="alt leaf" style:family="graphic" style:parent-style-name="standard">
      <style:graphic-properties draw:stroke="solid" draw:stroke-dash="Dash_20_Dot_20_4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0.354cm" fo:min-width="0.104cm" fo:padding-top="0.177cm" fo:padding-bottom="0.177cm" fo:padding-left="0.302cm" fo:padding-right="0.302cm" fo:wrap-option="wrap"/>
      <style:paragraph-properties fo:text-align="center"/>
    </style:style>
    <style:style style:name="internal_20_branch" style:display-name="internal branch" style:family="graphic" style:parent-style-name="standard">
      <style:graphic-properties draw:stroke-dash="Dash_20_Dot_20_4" svg:stroke-width="0.2cm" svg:stroke-color="#666666" draw:marker-start-width="0.2cm" draw:marker-end-width="0.2cm" svg:stroke-linecap="round"/>
    </style:style>
    <style:style style:name="branch_20_join" style:display-name="branch join" style:family="graphic" style:parent-style-name="standard">
      <style:graphic-properties draw:stroke-dash="Dash_20_Dot_20_4" svg:stroke-width="0.1cm" svg:stroke-color="#666666" draw:marker-start-width="0.35cm" draw:marker-end-width="0.35cm" draw:fill="solid" draw:fill-color="#666666" fo:min-height="0cm" fo:min-width="0cm"/>
    </style:style>
    <style:style style:name="star" style:family="graphic" style:parent-style-name="standard">
      <style:graphic-properties draw:stroke-dash="Dash_20_Dot_20_4" svg:stroke-width="0.1cm" svg:stroke-color="#000000" draw:marker-start-width="0.35cm" draw:marker-end-width="0.35cm" draw:fill="solid" draw:fill-color="#ffffff" draw:fill-gradient-name="Gradient_20_1" draw:fill-hatch-name="Red_20_90_20_Degrees_20_Crossed_20_1" draw:fill-image-name="Bitmap_20_1" draw:textarea-vertical-align="middle" draw:auto-grow-height="false" fo:min-height="0cm" fo:min-width="0cm" fo:wrap-option="wrap"/>
      <style:paragraph-properties fo:text-align="center"/>
    </style:style>
    <style:style style:name="red_20_star" style:display-name="red star" style:family="graphic" style:parent-style-name="star">
      <style:graphic-properties draw:fill="solid" draw:fill-color="#f10d0c" draw:fill-gradient-name="Gradient_20_1" draw:fill-hatch-name="Red_20_90_20_Degrees_20_Crossed_20_1" draw:fill-image-name="Bitmap_20_1" fo:min-height="0.167cm" fo:min-width="0cm"/>
    </style:style>
  </office:styles>
  <office:automatic-styles>
    <style:page-layout style:name="PM0">
      <style:page-layout-properties fo:margin-top="0cm" fo:margin-bottom="0cm" fo:margin-left="0cm" fo:margin-right="0cm" fo:page-width="35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4:44:22.437374779</meta:creation-date>
    <dc:date>2024-04-12T09:24:34.760248242</dc:date>
    <meta:editing-duration>PT2H2M22S</meta:editing-duration>
    <meta:editing-cycles>41</meta:editing-cycles>
    <meta:generator>LibreOffice/24.2.2.2$MacOSX_AARCH64 LibreOffice_project/d56cc158d8a96260b836f100ef4b4ef25d6f1a01</meta:generator>
    <meta:print-date>2024-04-12T09:25:49.350030012</meta:print-date>
    <meta:printed-by>PDF files</meta:printed-by>
    <meta:document-statistic meta:object-count="108"/>
  </office:meta>
</office:document-meta>
</file>